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ArrayEncodePerformanceTest.encode( Object object , Codec deco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gerArrayEncodePerformanceTest.test_0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egerArrayEncodePerformanc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